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32000000258AE45E8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 draw:shadow="visible"/>
    </style:style>
    <style:style style:name="gr4" style:family="graphic" style:parent-style-name="standard">
      <style:graphic-properties draw:fill="solid" draw:fill-color="#b3b300" draw:textarea-horizontal-align="justify" draw:textarea-vertical-align="middle" draw:auto-grow-height="false" fo:min-height="0cm" fo:min-width="0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movwaves-subtitle">
      <style:graphic-properties draw:fill-color="#ffffff" fo:min-height="17.572cm"/>
    </style:style>
    <style:style style:name="pr2" style:family="presentation" style:parent-style-name="lyt-movwaves-notes">
      <style:graphic-properties draw:fill-color="#ffffff" draw:auto-grow-height="true" fo:min-height="13.365cm"/>
    </style:style>
    <style:style style:name="pr3" style:family="presentation" style:parent-style-name="lyt-movwaves-title">
      <style:graphic-properties fo:min-height="3.256cm"/>
    </style:style>
    <style:style style:name="pr4" style:family="presentation" style:parent-style-name="lyt-movwaves-outline1">
      <style:graphic-properties fo:min-height="13.61cm"/>
    </style:style>
    <style:style style:name="pr5" style:family="presentation" style:parent-style-name="lyt-movwaves-notes">
      <style:graphic-properties draw:fill-color="#ffffff" fo:min-height="13.114cm"/>
    </style:style>
    <style:style style:name="pr6" style:family="presentation" style:parent-style-name="lyt-movwaves-subtitle">
      <style:graphic-properties draw:fill-color="#ffffff" fo:min-height="13.61cm"/>
    </style:style>
    <style:style style:name="pr7" style:family="presentation" style:parent-style-name="lyt-movwaves-title">
      <style:graphic-properties draw:auto-grow-height="true" fo:min-height="3.507cm"/>
    </style:style>
    <style:style style:name="pr8" style:family="presentation" style:parent-style-name="lyt-movwaves-outline1">
      <style:graphic-properties draw:auto-grow-height="true" fo:min-height="13.861cm"/>
    </style:style>
    <style:style style:name="pr9" style:family="presentation" style:parent-style-name="lyt-movwaves-outline1" style:list-style-name="L3">
      <style:graphic-properties fo:min-height="13.6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512pt" fo:font-weight="bold" style:font-size-asian="512pt" style:font-weight-asian="bold" style:font-size-complex="512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paragraph-properties fo:margin-top="0cm" fo:margin-bottom="0cm">
        <style:tab-stops/>
      </style:paragraph-properties>
      <style:text-properties fo:font-size="24pt" style:font-size-asian="24pt" style:font-size-complex="2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Wingdings" style:font-style-name="Regular" style:font-charset="x-symbol" style:font-family-asian="Wingdings" style:font-style-name-asian="Regular" style:font-charset-asian="x-symbol" style:font-family-complex="Wingdings" style:font-style-name-complex="Regular" style:font-charset-complex="x-symbol"/>
    </style:style>
    <style:style style:name="T3" style:family="text">
      <style:text-properties fo:font-size="512pt" fo:font-weight="bold" style:font-size-asian="512pt" style:font-weight-asian="bold" style:font-size-complex="512pt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movwaves" presentation:presentation-page-layout-name="AL1T32">
        <office:forms form:automatic-focus="false" form:apply-design-mode="false"/>
        <draw:frame presentation:style-name="pr1" draw:text-style-name="P1" draw:layer="layout" svg:width="24.6cm" svg:height="17.572cm" svg:x="1.4cm" svg:y="1.662cm" presentation:class="subtitle">
          <draw:text-box>
            <text:p><text:span text:style-name="T1">Performance optimization techniques for Java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473cm" svg:x="1.4cm" svg:y="1.554cm" presentation:class="title" presentation:user-transformed="true">
          <draw:text-box>
            <text:p>Who am I and why should you trust me? <text:span text:style-name="T2"></text:span></text:p>
          </draw:text-box>
        </draw:frame>
        <draw:frame presentation:style-name="pr4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>Attila-Mihály Balázs</text:p>
              </text:list-item>
              <text:list-item>
                <text:p>Former malware researcher (”low-level guy”)</text:p>
              </text:list-item>
              <text:list-item>
                <text:p>Current Java dev (”high level”)</text:p>
              </text:list-item>
              <text:list-item>
                <text:p>Spent the last ~6 monts optimizing a large (1 000 000+ lines) legacy system</text:p>
              </text:list-item>
              <text:list-item>
                <text:p>Will spend the next 6 months on it too (at least <text:span text:style-name="T2">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3T0">
        <office:forms form:automatic-focus="false" form:apply-design-mode="false"/>
        <draw:frame presentation:style-name="pr3" draw:layer="layout" svg:width="24.6cm" svg:height="3.256cm" svg:x="1.435cm" svg:y="15.875cm" presentation:class="title" presentation:user-transformed="true">
          <draw:text-box>
            <text:p>Question everything!</text:p>
          </draw:text-box>
        </draw:frame>
        <draw:frame presentation:style-name="pr6" draw:text-style-name="P3" draw:layer="layout" svg:width="23cm" svg:height="20.177cm" svg:x="2.2cm" svg:y="-1.058cm" presentation:class="subtitle" presentation:user-transformed="true">
          <draw:text-box>
            <text:p text:style-name="P3"><text:span text:style-name="T3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office:forms form:automatic-focus="false" form:apply-design-mode="false"/>
        <draw:frame presentation:style-name="pr7" draw:layer="layout" svg:width="24.6cm" svg:height="3.507cm" svg:x="1.4cm" svg:y="1.537cm" presentation:class="title">
          <draw:text-box>
            <text:p>What's this about</text:p>
          </draw:text-box>
        </draw:frame>
        <draw:frame presentation:style-name="pr8" draw:layer="layout" svg:width="23cm" svg:height="13.861cm" svg:x="2.2cm" svg:y="5.5cm" presentation:class="outline">
          <draw:text-box>
            <text:list text:style-name="L2">
              <text:list-item>
                <text:p>Core principles</text:p>
              </text:list-item>
              <text:list-item>
                <text:p>Demo 1: collections framework</text:p>
              </text:list-item>
              <text:list-item>
                <text:p>Demo 2, 3: synchronization performance</text:p>
              </text:list-item>
              <text:list-item>
                <text:p>Demo 4: ugly code, is it worth it?</text:p>
              </text:list-item>
              <text:list-item>
                <text:p>Demo 5: playing with Strings</text:p>
              </text:list-item>
              <text:list-item>
                <text:p>Conclusions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What this is not about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Selecting efficient algorithms</text:p>
              </text:list-item>
              <text:list-item>
                <text:p>High level optimizations (architectural changes)</text:p>
              </text:list-item>
            </text:list>
            <text:p/>
            <text:list text:continue-numbering="true" text:style-name="L2">
              <text:list-item>
                <text:p>These are important to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re principle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Performance is a balence, and endless game of shifting bottlenecks, no silver bullets here!</text:p>
              </text:list-item>
            </text:list>
          </draw:text-box>
        </draw:frame>
        <draw:g>
          <draw:custom-shape draw:style-name="gr2" draw:text-style-name="P4" draw:layer="layout" svg:width="3.986cm" svg:height="3.986cm" svg:x="9.729cm" svg:y="9.338cm">
            <text:p text:style-name="P4">CPU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986cm" svg:height="3.986cm" svg:x="14.285cm" svg:y="9.338cm">
            <text:p text:style-name="P4">Memory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986cm" svg:height="3.986cm" svg:x="9.729cm" svg:y="13.894cm">
            <text:p text:style-name="P4">Disk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986cm" svg:height="3.986cm" svg:x="14.285cm" svg:y="13.894cm">
            <text:p text:style-name="P4">Network</text:p>
            <draw:enhanced-geometry svg:viewBox="0 0 21600 21600" draw:type="rectangle" draw:enhanced-path="M 0 0 L 21600 0 21600 21600 0 21600 0 0 Z N"/>
          </draw:custom-shape>
        </draw:g>
        <draw:line draw:style-name="gr6" draw:text-style-name="P4" draw:layer="layout" svg:x1="4.445cm" svg:y1="12.7cm" svg:x2="13.335cm" svg:y2="12.7cm">
          <text:p/>
        </draw:line>
        <draw:frame draw:style-name="gr7" draw:layer="layout" svg:width="4.376cm" svg:height="0.963cm" svg:x="4.445cm" svg:y="11.738cm">
          <draw:text-box>
            <text:p>Your program</text:p>
          </draw:text-box>
        </draw:frame>
        <draw:custom-shape draw:style-name="gr8" draw:text-style-name="P4" draw:layer="layout" svg:width="1.27cm" svg:height="1.27cm" svg:x="13.97cm" svg:y="12.06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Perform on all levels!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Performance has many levels:</text:p>
                <text:list>
                  <text:list-item>
                    <text:p>Compiler (JIT): 5 to 6: 100%<text:span text:style-name="T4">(1)</text:span></text:p>
                  </text:list-item>
                  <text:list-item>
                    <text:p>Memory: L1/L2 cache, main memory</text:p>
                  </text:list-item>
                  <text:list-item>
                    <text:p>Disk: cache, RAID, SSD</text:p>
                  </text:list-item>
                  <text:list-item>
                    <text:p>Network: 10Mbit, 100Mbit, 1000Mbit</text:p>
                  </text:list-item>
                </text:list>
              </text:list-item>
              <text:list-item>
                <text:p>Until recently we had it easy (performance doubled every 18 months)</text:p>
              </text:list-item>
            </text:list>
          </draw:text-box>
        </draw:frame>
        <draw:frame draw:style-name="gr9" draw:layer="layout" svg:width="22.86cm" svg:height="0.963cm" svg:x="2.54cm" svg:y="17.78cm">
          <draw:text-box>
            <text:p>(1) http://java.sun.com/performance/reference/whitepapers/6_performance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re principles</text:p>
          </draw:text-box>
        </draw:frame>
        <draw:frame presentation:style-name="pr9" draw:text-style-name="P5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>Measure, measure, measure! (before, during, after). </text:p>
              </text:list-item>
              <text:list-item>
                <text:p>Try using realistic data!</text:p>
              </text:list-item>
              <text:list-item>
                <text:p>Watch out for the Heisenberg effect (more on this later)</text:p>
              </text:list-item>
              <text:list-item>
                <text:p>Some things are not intuitive: </text:p>
                <text:list>
                  <text:list-item>
                    <text:p>Pop-question: if processing 1000 messages takes 1 second, how long does the processing of 1 message tak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re principle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Troughput</text:p>
              </text:list-item>
              <text:list-item>
                <text:p>Latency</text:p>
              </text:list-item>
              <text:list-item>
                <text:p>Thread context, context switching</text:p>
              </text:list-item>
              <text:list-item>
                <text:p>Lock contention</text:p>
              </text:list-item>
              <text:list-item>
                <text:p>Queueing theory</text:p>
              </text:list-item>
              <text:list-item>
                <text:p>Profiling</text:p>
              </text:list-item>
              <text:list-item>
                <text:p>Samp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473cm" svg:x="1.4cm" svg:y="1.554cm" presentation:class="title" presentation:user-transformed="true">
          <draw:text-box>
            <text:p>Feasibility – ”numbers everyone should know” (2)</text:p>
          </draw:text-box>
        </draw:frame>
        <draw:frame presentation:style-name="pr4" draw:text-style-name="P6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 text:style-name="P6"><text:span text:style-name="T5">L1 cache reference 0.5 ns</text:span></text:p>
              </text:list-item>
              <text:list-item>
                <text:p text:style-name="P6"><text:span text:style-name="T5">Branch mispredict 5 ns</text:span></text:p>
              </text:list-item>
              <text:list-item>
                <text:p text:style-name="P6"><text:span text:style-name="T5">L2 cache reference 7 ns</text:span></text:p>
              </text:list-item>
              <text:list-item>
                <text:p text:style-name="P6"><text:span text:style-name="T5">Mutex lock/unlock 100 ns</text:span></text:p>
              </text:list-item>
              <text:list-item>
                <text:p text:style-name="P6"><text:span text:style-name="T5">Main memory reference 100 ns</text:span></text:p>
              </text:list-item>
              <text:list-item>
                <text:p text:style-name="P6"><text:span text:style-name="T5">Compress 1K bytes with Zippy 10,000 ns</text:span></text:p>
              </text:list-item>
              <text:list-item>
                <text:p text:style-name="P6"><text:span text:style-name="T5">Send 2K bytes over 1 Gbps network 20,000 ns</text:span></text:p>
              </text:list-item>
              <text:list-item>
                <text:p text:style-name="P6"><text:span text:style-name="T5">Read 1 MB sequentially from memory 250,000 ns</text:span></text:p>
              </text:list-item>
              <text:list-item>
                <text:p text:style-name="P6"><text:span text:style-name="T5">Round trip within same datacenter 500,000 ns</text:span></text:p>
              </text:list-item>
              <text:list-item>
                <text:p text:style-name="P6"><text:span text:style-name="T5">Disk seek 10,000,000 ns</text:span></text:p>
              </text:list-item>
              <text:list-item>
                <text:p text:style-name="P6"><text:span text:style-name="T5">Read 1 MB sequentially from network 10,000,000 ns</text:span></text:p>
              </text:list-item>
              <text:list-item>
                <text:p text:style-name="P6"><text:span text:style-name="T5">Read 1 MB sequentially from disk 30,000,000 ns</text:span></text:p>
              </text:list-item>
              <text:list-item>
                <text:p text:style-name="P6"><text:span text:style-name="T5">Send packet CA-&gt;Netherlands-&gt;CA 150,000,000 n</text:span></text:p>
              </text:list-item>
            </text:list>
          </draw:text-box>
        </draw:frame>
        <draw:frame draw:style-name="gr9" draw:layer="layout" svg:width="22.86cm" svg:height="0.963cm" svg:x="2.54cm" svg:y="18.087cm">
          <draw:text-box>
            <text:p>(2) http://surana.wordpress.com/2009/01/01/numbers-everyone-should-know/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Feasability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Amdahl's law: The speedup of a program using multiple processors in parallel computing is limited by the time needed for the sequential fraction of the progr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 presentation:user-transformed="true">
          <draw:text-box>
            <text:p>Course of action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Have a clear (written?), <text:span text:style-name="T6">measourable</text:span> goal: operation X should take less than <text:span text:style-name="T6">100ms</text:span> in <text:s/><text:span text:style-name="T6">99.9%</text:span> of the cases</text:p>
              </text:list-item>
              <text:list-item>
                <text:p>Measure (profile)</text:p>
              </text:list-item>
              <text:list-item>
                <text:p>Is the goal met? → The End</text:p>
              </text:list-item>
              <text:list-item>
                <text:p>Optimize hotspots → go to step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1: collections framework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Name 3 things wrong with this code:</text:p>
              </text:list-item>
            </text:list>
            <text:p/>
            <text:p>Vector&lt;String&gt; v1;</text:p>
            <text:p>…</text:p>
            <text:p>if (!v1.contains(s)) { v1.add(s); }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1: collections framework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Wrong data structure (list / array instead of set), hence slooow performance for large data sets (but not for small ones!)</text:p>
              </text:list-item>
              <text:list-item>
                <text:p>Extra synchronization if used by a single thread only</text:p>
              </text:list-item>
              <text:list-item>
                <text:p>Not actually thread safe! (only ”exception safe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1: less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Use existing classes</text:p>
              </text:list-item>
              <text:list-item>
                <text:p>Use realistic sample data</text:p>
              </text:list-item>
              <text:list-item>
                <text:p>Thread safety is hard!</text:p>
              </text:list-item>
              <text:list-item>
                <text:p>Heisenberg (observer) eff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473cm" svg:x="1.4cm" svg:y="1.554cm" presentation:class="title" presentation:user-transformed="true">
          <draw:text-box>
            <text:p>Demo 2, 3: synchronization performance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If I have N units of work and use 4, it must be faster than using a single thread, right?</text:p>
              </text:list-item>
              <text:list-item>
                <text:p>What does lock contention look like?</text:p>
              </text:list-item>
              <text:list-item>
                <text:p>What does a ”synchronization train(wreck)” look lik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2, 3: lessons</text:p>
          </draw:text-box>
        </draw:frame>
        <draw:frame presentation:style-name="pr4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>Use existing classes</text:p>
                <text:list>
                  <text:list-item>
                    <text:p>ReadWriteLock</text:p>
                  </text:list-item>
                  <text:list-item>
                    <text:p>java.util.concurrent.*</text:p>
                  </text:list-item>
                </text:list>
              </text:list-item>
              <text:list-item>
                <text:p>Use realistic sample data (too short / too long units of work)</text:p>
              </text:list-item>
              <text:list-item>
                <text:p>Sometimes throwing a threadpool at it makes it wors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 presentation:user-transformed="true">
          <draw:text-box>
            <text:p>Demo 4: ugly code, is it worth it?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Parsing a log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4: less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Sometimes yes, but always profile firs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ashapes" xlink:href="Pictures/100000000000032000000258AE45E8A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10-03-21T12:46:49</meta:creation-date>
    <dc:language>fi-FI</dc:language>
    <meta:editing-cycles>17</meta:editing-cycles>
    <meta:editing-duration>PT02H25M54S</meta:editing-duration>
    <meta:initial-creator>cdman </meta:initial-creator>
    <dc:date>2010-03-22T16:27:16.90</dc:date>
    <dc:creator>Attila-Mihaly Balazs</dc:creator>
    <meta:document-statistic meta:object-count="12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1/share/template/en-US/presnt/Blue.otp"/>
  </office:meta>
</office:document-meta>
</file>